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61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</office:automatic-styles>
  <office:body>
    <office:spreadsheet>
      <table:table table:name="Savings" table:style-name="ta1" table:print="false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2">
          <table:table-cell/>
          <table:table-cell table:style-name="ce1" office:value-type="string">
            <text:p>Savings Calculator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string">
            <text:p>Present Value</text:p>
          </table:table-cell>
          <table:table-cell/>
        </table:table-row>
        <table:table-row table:style-name="ro1">
          <table:table-cell/>
          <table:table-cell office:value-type="float" office:value="0.06">
            <text:p>0.06</text:p>
          </table:table-cell>
          <table:table-cell office:value-type="string">
            <text:p>Interest Rate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Year</text:p>
          </table:table-cell>
          <table:table-cell office:value-type="string">
            <text:p>Savings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[.B4]" office:value-type="float" office:value="100">
            <text:p>100</text:p>
          </table:table-cell>
          <table:table-cell table:formula="of:=[.$B$4]*POWER(1+[.$B$5];[.B10])" office:value-type="float" office:value="106">
            <text:p>106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[.B4]+([.B4]*[.B5])" office:value-type="float" office:value="106">
            <text:p>106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1">
            <text:p>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2">
            <text:p>4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">
            <text:p>44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6">
            <text:p>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7">
            <text:p>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">
            <text:p>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49">
            <text:p>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">
            <text:p>50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8">09/28/2015</text:date>, <text:time>10:12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5-09-28T09:44:09.49</meta:creation-date>
    <dc:date>2015-09-28T10:12:17.78</dc:date>
    <dc:creator>RCC RCCD</dc:creator>
    <meta:editing-duration>PT6M45S</meta:editing-duration>
    <meta:editing-cycles>4</meta:editing-cycles>
    <meta:generator>OpenOffice/4.1.1$Win32 OpenOffice.org_project/411m6$Build-9775</meta:generator>
    <meta:document-statistic meta:table-count="1" meta:cell-count="61" meta:object-count="0"/>
  </office:meta>
</office:document-meta>
</file>